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97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5.002cm"/>
    </style:style>
    <style:style style:name="co4" style:family="table-column">
      <style:table-column-properties fo:break-before="auto" style:column-width="4.011cm"/>
    </style:style>
    <style:style style:name="co5" style:family="table-column">
      <style:table-column-properties fo:break-before="auto" style:column-width="7.684cm"/>
    </style:style>
    <style:style style:name="co6" style:family="table-column">
      <style:table-column-properties fo:break-before="auto" style:column-width="3.889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26cm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26cm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26cm solid #000000" style:text-align-source="fix" style:repeat-content="false" fo:border-left="none" fo:border-right="none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0.026cm solid #000000" fo:border-top="none"/>
      <style:paragraph-properties fo:text-align="center" fo:margin-left="0cm"/>
    </style:style>
    <style:style style:name="ce6" style:family="table-cell" style:parent-style-name="Default">
      <style:table-cell-properties fo:border-bottom="none" fo:border-left="none" fo:border-right="0.026cm solid #000000" fo:border-top="none"/>
    </style:style>
    <style:style style:name="ce7" style:family="table-cell" style:parent-style-name="Default">
      <style:table-cell-properties fo:border-bottom="0.026cm solid #000000" style:text-align-source="fix" style:repeat-content="false" fo:border-left="none" fo:border-right="none" fo:border-top="0.026cm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26cm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 fo:wrap-option="wrap" fo:border="0.026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972f" style:text-align-source="fix" style:repeat-content="false" fo:wrap-option="wrap" fo:border="0.026cm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ff00" style:text-align-source="fix" style:repeat-content="false" fo:wrap-option="wrap" fo:border="0.026cm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d4ea6b" style:text-align-source="fix" style:repeat-content="false" fo:wrap-option="wrap" fo:border="0.026cm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5eb91e" style:text-align-source="fix" style:repeat-content="false" fo:wrap-option="wrap" fo:border="0.026cm solid #000000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26cm solid #000000" style:vertical-align="middle"/>
      <style:paragraph-properties fo:text-align="center"/>
    </style:style>
    <style:style style:name="ce15" style:family="table-cell" style:parent-style-name="Default">
      <style:table-cell-properties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order="0.026cm solid #000000" style:vertical-align="bottom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cm"/>
    </style:style>
    <style:style style:name="ce20" style:family="table-cell" style:parent-style-name="Default">
      <style:table-cell-properties fo:border-bottom="0.026cm solid #000000" style:text-align-source="fix" style:repeat-content="false" fo:border-left="none" fo:border-right="none" fo:border-top="none" style:vertical-align="bottom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26cm solid #000000" style:vertical-align="middle"/>
      <style:paragraph-properties fo:text-align="center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="0.026cm solid #000000"/>
    </style:style>
    <style:style style:name="ce24" style:family="table-cell" style:parent-style-name="Default">
      <style:table-cell-properties style:text-align-source="fix" style:repeat-content="false" fo:border="0.026cm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0.026cm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fo:border-left="none" fo:border-right="none" fo:border-top="0.026cm solid #000000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026cm solid #000000" style:text-align-source="fix" style:repeat-content="false" fo:border-left="0.026cm solid #000000" fo:border-right="none" fo:border-top="0.026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0.026cm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26cm solid #000000" fo:border-left="0.026cm solid #000000" fo:border-right="none" fo:border-top="none"/>
    </style:style>
    <style:style style:name="ce32" style:family="table-cell" style:parent-style-name="Default">
      <style:table-cell-properties style:text-align-source="fix" style:repeat-content="false" fo:wrap-option="wrap" fo:border="0.026cm solid #000000" style:vertical-align="middle"/>
      <style:paragraph-properties fo:text-align="justify" fo:margin-left="0cm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order-bottom="none" fo:border-left="0.026cm solid #000000" fo:border-right="none" fo:border-top="none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26cm solid #000000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3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36" style:family="table-cell" style:parent-style-name="Default">
      <style:table-cell-properties fo:border-bottom="0.026cm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37" style:family="table-cell" style:parent-style-name="Default">
      <style:table-cell-properties fo:border="none"/>
    </style:style>
    <style:style style:name="ce38" style:family="table-cell" style:parent-style-name="Default">
      <style:table-cell-properties fo:border-bottom="0.026cm solid #000000" style:text-align-source="fix" style:repeat-content="false" fo:border-left="none" fo:border-right="0.026cm solid #000000" fo:border-top="0.026cm solid #000000" style:vertical-align="middle"/>
      <style:paragraph-properties fo:text-align="center"/>
    </style:style>
    <style:style style:name="ce39" style:family="table-cell" style:parent-style-name="Default">
      <style:table-cell-properties fo:border-bottom="none" style:text-align-source="fix" style:repeat-content="false" fo:border-left="none" fo:border-right="0.026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26cm solid #000000" fo:border-left="none" fo:border-right="0.026cm solid #000000" fo:border-top="none"/>
    </style:style>
    <style:style style:name="ce41" style:family="table-cell" style:parent-style-name="Default">
      <style:table-cell-properties fo:border-bottom="none" fo:border-left="none" fo:border-right="0.026cm solid #000000" fo:border-top="none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0.026cm solid #000000" fo:border-left="none" fo:border-right="none" fo:border-top="none"/>
    </style:style>
    <style:style style:name="ce43" style:family="table-cell" style:parent-style-name="Default">
      <style:table-cell-properties fo:background-color="#dee6ef" style:text-align-source="fix" style:repeat-content="false" fo:border="0.026cm solid #000000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dee6ef" style:text-align-source="fix" style:repeat-content="false" fo:border="0.026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dee6ef" style:text-align-source="fix" style:repeat-content="false" fo:border="0.026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dee6ef" style:text-align-source="fix" style:repeat-content="false" fo:wrap-option="wrap" fo:border="0.026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none" fo:background-color="#dee6ef" fo:border-left="0.026cm solid #000000" fo:border-right="none" fo:border-top="non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dee6ef" style:text-align-source="fix" style:repeat-content="false" fo:wrap-option="wrap" fo:border="0.026cm solid #000000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49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50" style:family="table-cell" style:parent-style-name="Default">
      <style:table-cell-properties fo:border-bottom="0.026cm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cm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51" style:family="table-cell" style:parent-style-name="Default">
      <style:table-cell-properties fo:background-color="#dee6ef" fo:border="none"/>
    </style:style>
    <style:style style:name="ce52" style:family="table-cell" style:parent-style-name="Default">
      <style:table-cell-properties fo:border-bottom="0.026cm solid #000000" fo:background-color="#dee6ef" fo:border-left="none" fo:border-right="none" fo:border-top="none"/>
    </style:style>
    <style:style style:name="ce53" style:family="table-cell" style:parent-style-name="Default">
      <style:table-cell-properties fo:background-color="#dee6ef" fo:border="0.026cm solid #000000"/>
    </style:style>
    <style:style style:name="ce54" style:family="table-cell" style:parent-style-name="Default">
      <style:table-cell-properties fo:border-bottom="none" style:text-align-source="fix" style:repeat-content="false" fo:border-left="none" fo:border-right="0.026cm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dee6ef" style:text-align-source="fix" style:repeat-content="false" fo:border="0.026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none" fo:background-color="#dee6ef" fo:border-left="none" fo:border-right="0.026cm solid #000000" fo:border-top="none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none" fo:background-color="#dee6ef" fo:border-left="none" fo:border-right="0.026cm solid #000000" fo:border-top="none"/>
    </style:style>
    <style:style style:name="ce58" style:family="table-cell" style:parent-style-name="Default">
      <style:table-cell-properties fo:border-bottom="none" fo:border-left="none" fo:border-right="0.026cm solid #000000" fo:border-top="0.026cm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6"/>
        <table:table-column table:style-name="co3" table:default-cell-style-name="ce24"/>
        <table:table-column table:style-name="co4" table:default-cell-style-name="ce34"/>
        <table:table-column table:style-name="co5" table:default-cell-style-name="ce23"/>
        <table:table-column table:style-name="co6" table:default-cell-style-name="ce48"/>
        <table:table-column table:style-name="co5" table:default-cell-style-name="ce53"/>
        <table:table-row table:style-name="ro1">
          <table:table-cell table:style-name="ce1" office:value-type="string" table:number-columns-spanned="1" table:number-rows-spanned="5">
            <text:p>Spec</text:p>
          </table:table-cell>
          <table:table-cell table:style-name="ce15" office:value-type="string" table:number-columns-spanned="1" table:number-rows-spanned="5">
            <text:p>Requirement </text:p>
          </table:table-cell>
          <table:table-cell table:style-name="ce15" office:value-type="string" table:number-columns-spanned="1" table:number-rows-spanned="5">
            <text:p>Description</text:p>
          </table:table-cell>
          <table:table-cell table:style-name="ce1" office:value-type="string" table:number-columns-spanned="2" table:number-rows-spanned="1">
            <text:p>Section to be Filled Out by Map-Maker</text:p>
          </table:table-cell>
          <table:covered-table-cell table:style-name="ce15"/>
          <table:table-cell table:style-name="ce43" office:value-type="string" table:number-columns-spanned="2" table:number-rows-spanned="1">
            <text:p>Section to be Filled Out by Tournament Representative</text:p>
          </table:table-cell>
          <table:covered-table-cell table:style-name="ce45"/>
        </table:table-row>
        <table:table-row table:style-name="ro1">
          <table:covered-table-cell table:style-name="ce1"/>
          <table:covered-table-cell table:number-columns-repeated="2" table:style-name="ce15"/>
          <table:table-cell table:style-name="ce29" office:value-type="string" table:number-columns-spanned="1" table:number-rows-spanned="3">
            <text:p>Name:</text:p>
          </table:table-cell>
          <table:table-cell table:style-name="ce38" office:value-type="string" table:number-columns-spanned="1" table:number-rows-spanned="3">
            <text:p>Qfilip</text:p>
          </table:table-cell>
          <table:table-cell table:style-name="ce44" office:value-type="string" table:number-columns-spanned="1" table:number-rows-spanned="3">
            <text:p>Name:</text:p>
          </table:table-cell>
          <table:table-cell table:style-name="ce55" office:value-type="string" table:number-columns-spanned="1" table:number-rows-spanned="3">
            <text:p>[Insert Supplier Name Here]</text:p>
          </table:table-cell>
        </table:table-row>
        <table:table-row table:style-name="ro1">
          <table:covered-table-cell table:style-name="ce1"/>
          <table:covered-table-cell table:number-columns-repeated="2" table:style-name="ce15"/>
          <table:covered-table-cell table:style-name="ce30"/>
          <table:covered-table-cell table:style-name="ce39"/>
          <table:covered-table-cell table:number-columns-repeated="2" table:style-name="ce45"/>
        </table:table-row>
        <table:table-row table:style-name="ro1">
          <table:covered-table-cell table:number-columns-repeated="3" table:style-name="ce2"/>
          <table:covered-table-cell table:style-name="ce31"/>
          <table:covered-table-cell table:style-name="ce40"/>
          <table:covered-table-cell table:number-columns-repeated="2" table:style-name="ce45"/>
        </table:table-row>
        <table:table-row table:style-name="ro1">
          <table:covered-table-cell table:number-columns-repeated="3" table:style-name="ce2"/>
          <table:table-cell table:style-name="ce15" office:value-type="string">
            <text:p>Status</text:p>
          </table:table-cell>
          <table:table-cell table:style-name="ce15" office:value-type="string">
            <text:p>Notes</text:p>
          </table:table-cell>
          <table:table-cell table:style-name="ce45" office:value-type="string">
            <text:p>Status</text:p>
          </table:table-cell>
          <table:table-cell table:style-name="ce45" office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32" office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15"/>
          <table:table-cell table:style-name="ce46" office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45"/>
        </table:table-row>
        <table:table-row table:style-name="ro1">
          <table:table-cell table:style-name="ce3" office:value-type="string">
            <text:p>CSRM-GRK-XX</text:p>
          </table:table-cell>
          <table:table-cell table:style-name="Default" table:number-columns-repeated="2"/>
          <table:table-cell table:style-name="ce33"/>
          <table:table-cell table:style-name="ce41"/>
          <table:table-cell table:style-name="ce47"/>
          <table:table-cell table:style-name="ce56"/>
        </table:table-row>
        <table:table-row table:style-name="ro1">
          <table:table-cell table:style-name="ce4"/>
          <table:table-cell office:value-type="float" office:value="1">
            <text:p>1</text:p>
          </table:table-cell>
          <table:table-cell office:value-type="string">
            <text:p>N/A (Contest)</text:p>
          </table:table-cell>
          <table:table-cell table:content-validation-name="val1" office:value-type="string">
            <text:p>Not-Applicable</text:p>
          </table:table-cell>
          <table:table-cell/>
          <table:table-cell table:content-validation-name="val2" office:value-type="string">
            <text:p>Not-Applicable</text:p>
          </table:table-cell>
          <table:table-cell/>
        </table:table-row>
        <table:table-row table:style-name="ro1">
          <table:table-cell table:style-name="ce4"/>
          <table:table-cell table:style-name="ce17" table:number-columns-repeated="2"/>
          <table:table-cell table:style-name="ce35" table:content-validation-name="val1"/>
          <table:table-cell table:style-name="ce37"/>
          <table:table-cell table:style-name="ce49" table:content-validation-name="val2"/>
          <table:table-cell table:style-name="ce51"/>
        </table:table-row>
        <table:table-row table:style-name="ro1">
          <table:table-cell table:style-name="ce3" office:value-type="string">
            <text:p>GSRM-GRK-002</text:p>
          </table:table-cell>
          <table:table-cell table:style-name="ce3" table:number-columns-repeated="2"/>
          <table:table-cell table:style-name="ce36" table:content-validation-name="val1"/>
          <table:table-cell table:style-name="ce42"/>
          <table:table-cell table:style-name="ce50" table:content-validation-name="val2"/>
          <table:table-cell table:style-name="ce52"/>
        </table:table-row>
        <table:table-row table:style-name="ro1">
          <table:table-cell table:style-name="ce5"/>
          <table:table-cell table:style-name="ce18" office:value-type="float" office:value="4">
            <text:p>4</text:p>
          </table:table-cell>
          <table:table-cell table:style-name="ce18" office:value-type="string">
            <text:p>“Competitivity” 100 Minimum</text:p>
          </table:table-cell>
          <table:table-cell table:content-validation-name="val1" office:value-type="string">
            <text:p>Compliance Expected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 table:style-name="ce6"/>
          <table:table-cell office:value-type="float" office:value="6">
            <text:p>6</text:p>
          </table:table-cell>
          <table:table-cell office:value-type="string">
            <text:p>General Design/Greek Look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Starting Scout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ce19"/>
          <table:table-cell table:style-name="ce25"/>
          <table:table-cell table:style-name="ce35" table:content-validation-name="val1"/>
          <table:table-cell table:style-name="ce37"/>
          <table:table-cell table:style-name="ce49" table:content-validation-name="val2"/>
          <table:table-cell table:style-name="ce51"/>
        </table:table-row>
        <table:table-row table:style-name="ro1">
          <table:table-cell table:style-name="ce3" office:value-type="string">
            <text:p>STND-004</text:p>
          </table:table-cell>
          <table:table-cell table:style-name="ce20"/>
          <table:table-cell table:style-name="ce26"/>
          <table:table-cell table:style-name="ce36" table:content-validation-name="val1"/>
          <table:table-cell table:style-name="ce42"/>
          <table:table-cell table:style-name="ce50" table:content-validation-name="val2"/>
          <table:table-cell table:style-name="ce5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Storage Location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4.A</text:p>
          </table:table-cell>
          <table:table-cell office:value-type="string">
            <text:p>Identification Format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4.B</text:p>
          </table:table-cell>
          <table:table-cell office:value-type="string">
            <text:p>Exclusivity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New Work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ce19"/>
          <table:table-cell table:style-name="ce25"/>
          <table:table-cell table:style-name="ce37" table:number-columns-repeated="2"/>
          <table:table-cell table:style-name="ce51" table:number-columns-repeated="2"/>
        </table:table-row>
        <table:table-row table:style-name="ro1">
          <table:table-cell table:style-name="ce3" office:value-type="string">
            <text:p>STND-002</text:p>
          </table:table-cell>
          <table:table-cell table:style-name="Default" table:number-columns-repeated="2"/>
          <table:table-cell table:style-name="ce37"/>
          <table:table-cell table:style-name="ce42"/>
          <table:table-cell table:style-name="ce52"/>
          <table:table-cell table:style-name="ce57"/>
        </table:table-row>
        <table:table-row table:style-name="ro1">
          <table:table-cell/>
          <table:table-cell office:value-type="string">
            <text:p>3.A</text:p>
          </table:table-cell>
          <table:table-cell office:value-type="string">
            <text:p>Nature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3.B</text:p>
          </table:table-cell>
          <table:table-cell office:value-type="string">
            <text:p>No X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3.C</text:p>
          </table:table-cell>
          <table:table-cell office:value-type="string">
            <text:p>Size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Timing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>
            <text:p>5.A</text:p>
          </table:table-cell>
          <table:table-cell office:value-type="string">
            <text:p>Configuration Support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5.B</text:p>
          </table:table-cell>
          <table:table-cell office:value-type="string">
            <text:p>Randomnes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5.C</text:p>
          </table:table-cell>
          <table:table-cell office:value-type="string">
            <text:p>Positional Fairnes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5.D</text:p>
          </table:table-cell>
          <table:table-cell office:value-type="string">
            <text:p>Team Position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>
            <text:p>5.E.1</text:p>
          </table:table-cell>
          <table:table-cell office:value-type="string">
            <text:p>Guard State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5.E.2</text:p>
          </table:table-cell>
          <table:table-cell office:value-type="string">
            <text:p>Terrain State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5.E.3</text:p>
          </table:table-cell>
          <table:table-cell office:value-type="string">
            <text:p>Starting Res./Game Rule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5.E.4</text:p>
          </table:table-cell>
          <table:table-cell office:value-type="string">
            <text:p>Object Changes</text:p>
          </table:table-cell>
          <table:table-cell table:content-validation-name="val1" office:value-type="string">
            <text:p>Exception Requested</text:p>
          </table:table-cell>
          <table:table-cell office:value-type="string">
            <text:p>I used effect amount to increase hp of heavy swordsmans who are guarding Olympus. They were too fragile in my opinion. Now they are not a threat to medium army or bigger group of villagers but single villager should be defeated by them easily.</text:p>
          </table:table-cell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Fair Land Generation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>
            <text:p>7.A</text:p>
          </table:table-cell>
          <table:table-cell office:value-type="string">
            <text:p>Maximum Elevation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7.B</text:p>
          </table:table-cell>
          <table:table-cell office:value-type="string">
            <text:p>Elevation Fairnes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>
            <text:p>8.A</text:p>
          </table:table-cell>
          <table:table-cell office:value-type="string">
            <text:p>Terrain Fairnes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8.B</text:p>
          </table:table-cell>
          <table:table-cell office:value-type="string">
            <text:p>Forest Impingement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8.C</text:p>
          </table:table-cell>
          <table:table-cell office:value-type="string">
            <text:p>Forest Acces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string">
            <text:p>9.A</text:p>
          </table:table-cell>
          <table:table-cell office:value-type="string">
            <text:p>Forbidden Objeect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9.B.1</text:p>
          </table:table-cell>
          <table:table-cell office:value-type="string">
            <text:p>Starting Units/Buildings Qty.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9.B.2</text:p>
          </table:table-cell>
          <table:table-cell office:value-type="string">
            <text:p>Starting Object Utility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9.B.3</text:p>
          </table:table-cell>
          <table:table-cell office:value-type="string">
            <text:p>Starting Combat Unit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9.C.1.a</text:p>
          </table:table-cell>
          <table:table-cell office:value-type="string">
            <text:p>Player-Assigned Resource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9.C.1.b</text:p>
          </table:table-cell>
          <table:table-cell office:value-type="string">
            <text:p>Neutral Resource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9.C.2</text:p>
          </table:table-cell>
          <table:table-cell office:value-type="string">
            <text:p>Gaia Convertible Object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office:value-type="string">
            <text:p>9.C.3</text:p>
          </table:table-cell>
          <table:table-cell office:value-type="string">
            <text:p>Gaia Hostile Object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Regicide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AI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53"/>
          <table:table-cell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Visual Mods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 table:number-columns-repeated="3"/>
          <table:table-cell table:style-name="ce23"/>
          <table:table-cell/>
          <table:table-cell table:style-name="ce53"/>
          <table:table-cell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FFA Trade </text:p>
          </table:table-cell>
          <table:table-cell table:content-validation-name="val1" office:value-type="string">
            <text:p>Compliant</text:p>
          </table:table-cell>
          <table:table-cell/>
          <table:table-cell table:content-validation-name="val2" office:value-type="string">
            <text:p>Non-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7" office:value-type="string" table:number-columns-spanned="7" table:number-rows-spanned="1">
            <text:p>Overall Scorecard (Quantities)</text:p>
          </table:table-cell>
          <table:covered-table-cell table:style-name="ce21"/>
          <table:covered-table-cell table:number-columns-repeated="4" table:style-name="ce27"/>
          <table:covered-table-cell table:style-name="ce58"/>
        </table:table-row>
        <table:table-row table:style-name="ro1">
          <table:table-cell table:style-name="ce8" office:value-type="string" table:number-columns-spanned="3" table:number-rows-spanned="1">
            <text:p>Status</text:p>
          </table:table-cell>
          <table:covered-table-cell table:style-name="ce22"/>
          <table:covered-table-cell table:style-name="ce28"/>
          <table:table-cell table:style-name="ce22" office:value-type="string" table:number-columns-spanned="2" table:number-rows-spanned="1">
            <text:p>Supplier Inspection</text:p>
          </table:table-cell>
          <table:covered-table-cell table:style-name="ce28"/>
          <table:table-cell table:style-name="ce54" office:value-type="string" table:number-columns-spanned="2" table:number-rows-spanned="1">
            <text:p>Tournament Inspector</text:p>
          </table:table-cell>
          <table:covered-table-cell table:style-name="ce41"/>
        </table:table-row>
        <table:table-row table:style-name="ro1">
          <table:table-cell table:style-name="ce9" office:value-type="string" table:number-columns-spanned="3" table:number-rows-spanned="1">
            <text:p>Non-Compliant</text:p>
          </table:table-cell>
          <table:covered-table-cell table:number-columns-repeated="2" table:style-name="ce23"/>
          <table:table-cell table:style-name="ce14" table:formula="of:=COUNTIF([.$D$8:.$D$62];[.A66])" office:value-type="float" office:value="0" table:number-columns-spanned="2" table:number-rows-spanned="1">
            <text:p>0</text:p>
          </table:table-cell>
          <table:covered-table-cell/>
          <table:table-cell table:style-name="ce14" table:formula="of:=COUNTIF([.$F$8:.$F$62];[.A66])" office:value-type="float" office:value="37" table:number-columns-spanned="2" table:number-rows-spanned="1">
            <text:p>37</text:p>
          </table:table-cell>
          <table:covered-table-cell table:style-name="ce23"/>
        </table:table-row>
        <table:table-row table:style-name="ro1">
          <table:table-cell table:style-name="ce10" office:value-type="string" table:number-columns-spanned="3" table:number-rows-spanned="1">
            <text:p>Exception Rejected</text:p>
          </table:table-cell>
          <table:covered-table-cell table:number-columns-repeated="2" table:style-name="ce23"/>
          <table:table-cell table:style-name="ce14" table:formula="of:=COUNTIF([.$D$8:.$D$62];[.A67])" office:value-type="float" office:value="0" table:number-columns-spanned="2" table:number-rows-spanned="1">
            <text:p>0</text:p>
          </table:table-cell>
          <table:covered-table-cell/>
          <table:table-cell table:style-name="ce14" table:formula="of:=COUNTIF([.$F$8:.$F$62];[.A67])" office:value-type="float" office:value="0" table:number-columns-spanned="2" table:number-rows-spanned="1">
            <text:p>0</text:p>
          </table:table-cell>
          <table:covered-table-cell table:style-name="ce23"/>
        </table:table-row>
        <table:table-row table:style-name="ro1">
          <table:table-cell table:style-name="ce11" office:value-type="string" table:number-columns-spanned="3" table:number-rows-spanned="1">
            <text:p>Compliance Expected</text:p>
          </table:table-cell>
          <table:covered-table-cell table:number-columns-repeated="2" table:style-name="ce23"/>
          <table:table-cell table:style-name="ce14" table:formula="of:=COUNTIF([.$D$8:.$D$62];[.A68])" office:value-type="float" office:value="1" table:number-columns-spanned="2" table:number-rows-spanned="1">
            <text:p>1</text:p>
          </table:table-cell>
          <table:covered-table-cell/>
          <table:table-cell table:style-name="ce14" table:formula="of:=COUNTIF([.$F$8:.$F$62];[.A68])" office:value-type="float" office:value="0" table:number-columns-spanned="2" table:number-rows-spanned="1">
            <text:p>0</text:p>
          </table:table-cell>
          <table:covered-table-cell table:style-name="ce23"/>
        </table:table-row>
        <table:table-row table:style-name="ro1">
          <table:table-cell table:style-name="ce12" office:value-type="string" table:number-columns-spanned="3" table:number-rows-spanned="1">
            <text:p>Exception Granted</text:p>
          </table:table-cell>
          <table:covered-table-cell table:number-columns-repeated="2" table:style-name="ce23"/>
          <table:table-cell table:style-name="ce14" table:formula="of:=COUNTIF([.$D$8:.$D$62];[.A69])" office:value-type="float" office:value="0" table:number-columns-spanned="2" table:number-rows-spanned="1">
            <text:p>0</text:p>
          </table:table-cell>
          <table:covered-table-cell/>
          <table:table-cell table:style-name="ce14" table:formula="of:=COUNTIF([.$F$8:.$F$62];[.A69])" office:value-type="float" office:value="0" table:number-columns-spanned="2" table:number-rows-spanned="1">
            <text:p>0</text:p>
          </table:table-cell>
          <table:covered-table-cell table:style-name="ce23"/>
        </table:table-row>
        <table:table-row table:style-name="ro1">
          <table:table-cell table:style-name="ce13" office:value-type="string" table:number-columns-spanned="3" table:number-rows-spanned="1">
            <text:p>Compliant</text:p>
          </table:table-cell>
          <table:covered-table-cell table:number-columns-repeated="2" table:style-name="ce23"/>
          <table:table-cell table:style-name="ce14" table:formula="of:=COUNTIF([.$D$8:.$D$62];[.A70])" office:value-type="float" office:value="35" table:number-columns-spanned="2" table:number-rows-spanned="1">
            <text:p>35</text:p>
          </table:table-cell>
          <table:covered-table-cell/>
          <table:table-cell table:style-name="ce14" table:formula="of:=COUNTIF([.$F$8:.$F$62];[.A70])" office:value-type="float" office:value="0" table:number-columns-spanned="2" table:number-rows-spanned="1">
            <text:p>0</text:p>
          </table:table-cell>
          <table:covered-table-cell table:style-name="ce23"/>
        </table:table-row>
        <table:table-row table:style-name="ro1">
          <table:table-cell table:style-name="ce14" office:value-type="string" table:number-columns-spanned="3" table:number-rows-spanned="1">
            <text:p>Not-Applicable</text:p>
          </table:table-cell>
          <table:covered-table-cell table:number-columns-repeated="2" table:style-name="ce23"/>
          <table:table-cell table:style-name="ce14" table:formula="of:=COUNTIF([.$D$8:.$D$62];[.A71])" office:value-type="float" office:value="1" table:number-columns-spanned="2" table:number-rows-spanned="1">
            <text:p>1</text:p>
          </table:table-cell>
          <table:covered-table-cell/>
          <table:table-cell table:style-name="ce14" table:formula="of:=COUNTIF([.$F$8:.$F$62];[.A71])" office:value-type="float" office:value="1" table:number-columns-spanned="2" table:number-rows-spanned="1">
            <text:p>1</text:p>
          </table:table-cell>
          <table:covered-table-cell table:style-name="ce2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13" number:min-integer-digits="1"/>
    </number:number-style>
    <number:number-style style:name="N110">
      <number:number number:decimal-places="12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0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14" number:min-integer-digits="1"/>
    </number:number-style>
    <number:number-style style:name="N122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6-11T15:40:18.39</dc:date>
    <meta:editing-duration>P2DT15H44M27S</meta:editing-duration>
    <meta:editing-cycles>168</meta:editing-cycles>
    <meta:generator>OpenOffice/4.1.12$Win32 OpenOffice.org_project/4112m1$Build-9809</meta:generator>
    <meta:document-statistic meta:table-count="1" meta:cell-count="194" meta:object-count="0"/>
  </office:meta>
</office:document-meta>
</file>